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paragraph-properties fo:text-align="start" style:justify-single-word="false"/>
      <style:text-properties style:font-name="Comic Sans MS1" fo:font-size="32pt" officeooo:rsid="001e48ab" officeooo:paragraph-rsid="001e48ab" style:font-size-asian="32pt" style:font-size-complex="32pt"/>
    </style:style>
    <style:style style:name="P3" style:family="paragraph" style:parent-style-name="Standard">
      <style:text-properties officeooo:rsid="001ec2fc" officeooo:paragraph-rsid="001ec2fc"/>
    </style:style>
    <style:style style:name="P4" style:family="paragraph" style:parent-style-name="Standard">
      <style:text-properties fo:font-size="18pt" officeooo:rsid="001ec2fc" officeooo:paragraph-rsid="001ec2fc" style:font-size-asian="18pt" style:font-size-complex="18pt"/>
    </style:style>
    <style:style style:name="P5" style:family="paragraph" style:parent-style-name="Text_20_body" style:list-style-name="L1"/>
    <style:style style:name="P6" style:family="paragraph" style:parent-style-name="Heading_20_1">
      <style:text-properties fo:font-size="26pt" style:font-size-asian="26pt" style:font-size-complex="26pt"/>
    </style:style>
    <style:style style:name="P7" style:family="paragraph" style:parent-style-name="Heading_20_2">
      <style:paragraph-properties fo:break-before="page"/>
    </style:style>
    <style:style style:name="T1" style:family="text">
      <style:text-properties officeooo:rsid="001e8379"/>
    </style:style>
    <style:style style:name="T2" style:family="text">
      <style:text-properties fo:font-weight="bold" style:font-weight-asian="bold" style:font-weight-complex="bold"/>
    </style:style>
    <style:style style:name="T3" style:family="text">
      <style:text-properties officeooo:rsid="001f216c"/>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aspberry Pi Light-Activated Keyboard</text:h>
      <text:p text:style-name="P1">John Monigan</text:p>
      <text:p text:style-name="P1"/>
      <text:p text:style-name="Text_20_body">A "keyboard' that is played with a flashlight? Yup!</text:p>
      <text:p text:style-name="Text_20_body"><text:span text:style-name="T3">7</text:span> photoresistors are connected to a Raspberry Pi by an analog/digital converter. On the Pi, Java code sends MIDI signals to generate the tones corresponding to the "key". The light sensors are mounted in cylindrical holders to minimize "noise" from ambient light – the holders were designed in OpenSCAD and 3D printed.</text:p>
      <text:p text:style-name="Text_20_body"><draw:frame draw:style-name="fr1" draw:name="graphics1" text:anchor-type="paragraph" svg:x="3.0591in" svg:y="0.2102in" svg:width="3.6819in" svg:height="3.6819in" draw:z-index="0"><draw:image xlink:href="http://cdn.shopify.com/s/files/1/0188/6794/products/B_Pi_1_of_4_1024x1024.JPG?v=1405095882" xlink:type="simple" xlink:show="embed" xlink:actuate="onLoad"/></draw:frame></text:p>
      <text:h text:style-name="Heading_20_2" text:outline-level="2">Parts</text:h>
      <text:list xml:id="list856527929075885293" text:style-name="L1">
        <text:list-item>
          <text:p text:style-name="P5">Raspberry Pi 2 Model B+ (512MB RAM)</text:p>
        </text:list-item>
      </text:list>
      <text:p text:style-name="Text_20_body"/>
      <text:p text:style-name="Text_20_body"/>
      <text:p text:style-name="Text_20_body"/>
      <text:p text:style-name="Text_20_body"/>
      <text:p text:style-name="Standard"><text:bookmark text:name="irc_mi"/></text:p>
      <text:p text:style-name="Text_20_body"/>
      <text:p text:style-name="Text_20_body"/>
      <text:p text:style-name="Text_20_body"/>
      <text:p text:style-name="Text_20_body"/>
      <text:list xml:id="list123147321579443" text:continue-numbering="true" text:style-name="L1">
        <text:list-item>
          <text:p text:style-name="P5">MCP3008 10 bit, 8 channel A/D converter</text:p>
        </text:list-item>
        <text:list-item>
          <text:p text:style-name="P5">GM55 photoresistors</text:p>
        </text:list-item>
        <text:list-item>
          <text:p text:style-name="P5">3.3V voltage regulator (LM323)</text:p>
        </text:list-item>
        <text:list-item>
          <text:p text:style-name="P5">100K ohm resistors</text:p>
        </text:list-item>
      </text:list>
      <text:p text:style-name="Text_20_body"/>
      <text:p text:style-name="P2"><text:span text:style-name="T1">Use</text:span> the flashlight <text:span text:style-name="T1">to</text:span> play a tune!</text:p>
      <text:h text:style-name="P7" text:outline-level="2">Demo Notes</text:h>
      <text:p text:style-name="P4"/>
      <text:p text:style-name="P4">Username and password are just "pi"</text:p>
      <text:p text:style-name="P4"/>
      <text:p text:style-name="P4">The code is in and needs to be run from <text:span text:style-name="T2">/home/pi/java</text:span></text:p>
      <text:p text:style-name="P4"/>
      <text:p text:style-name="P4">The command is <text:span text:style-name="T2">./run.sh net.monigan.pi.Play 50 1</text:span></text:p>
      <text:p text:style-name="P4"/>
      <text:p text:style-name="P4"/>
      <text:p text:style-name="P4">The 2 arguments are:</text:p>
      <text:p text:style-name="P4"/>
      <text:p text:style-name="P4">50:<text:tab/>Number of milliseconds in delay in sense loop. 50 is conservative, 25 works but I haven't tested much.</text:p>
      <text:p text:style-name="P4"/>
      <text:p text:style-name="P4">1:<text:tab/>MIDI instrument number, 1 is pian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Bold" style:font-family-generic="script"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font-size-asian="10.5pt" style:font-weight-asian="normal"/>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omic Sans MS" fo:font-family="'Comic Sans MS'" style:font-style-name="Bold" style:font-family-generic="script" style:font-pitch="variable" fo:font-size="20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fo:font-size="20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2:44:54</meta:creation-date>
    <dc:date>2015-02-13T12:31:47.051196029</dc:date>
    <meta:editing-duration>PT55M16S</meta:editing-duration>
    <meta:editing-cycles>8</meta:editing-cycles>
    <meta:generator>LibreOffice/4.3.3.2$Linux_X86_64 LibreOffice_project/430m0$Build-2</meta:generator>
    <meta:print-date>2015-02-12T21:44:01</meta:print-date>
    <meta:document-statistic meta:table-count="0" meta:image-count="1" meta:object-count="0" meta:page-count="2" meta:paragraph-count="18" meta:word-count="158" meta:character-count="913" meta:non-whitespace-character-count="777"/>
  </office:meta>
</office:document-meta>
</file>